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3.1cm"/>
    </style:style>
    <style:style style:name="gr3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18cm" fo:min-width="2.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1cm" svg:height="1cm" svg:x="2.6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3.6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6cm" svg:height="1cm" svg:x="4.6cm" svg:y="5.5cm">
          <text:p text:style-name="P2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8.2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1cm" svg:height="1cm" svg:x="3.6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1cm" svg:height="1cm" svg:x="8.2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2.301cm" svg:height="1.1cm" svg:x="5cm" svg:y="3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3" draw:layer="layout" svg:width="0.9cm" svg:height="0.962cm" svg:x="2.7cm" svg:y="4.6cm">
          <draw:text-box>
            <text:p>1</text:p>
          </draw:text-box>
        </draw:frame>
        <draw:frame draw:style-name="gr4" draw:text-style-name="P5" draw:layer="layout" svg:width="0.9cm" svg:height="0.962cm" svg:x="8.2cm" svg:y="4.6cm">
          <draw:text-box>
            <text:p text:style-name="P4"><text:span text:style-name="T1">D</text:span></text:p>
          </draw:text-box>
        </draw:frame>
        <draw:custom-shape draw:style-name="gr1" draw:text-style-name="P1" xml:id="id3" draw:id="id3" draw:layer="layout" svg:width="1cm" svg:height="1cm" svg:x="10.4cm" svg:y="5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1cm" svg:height="1cm" svg:x="11.4cm" svg:y="5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6cm" svg:height="1cm" svg:x="12.4cm" svg:y="5.5cm">
          <text:p text:style-name="P2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2.301cm" svg:height="1.095cm" svg:x="12.599cm" svg:y="3.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3" draw:layer="layout" svg:width="0.9cm" svg:height="0.962cm" svg:x="10.5cm" svg:y="4.599cm">
          <draw:text-box>
            <text:p>1</text:p>
          </draw:text-box>
        </draw:frame>
        <draw:frame draw:style-name="gr4" draw:text-style-name="P5" draw:layer="layout" svg:width="0.9cm" svg:height="0.962cm" svg:x="16cm" svg:y="4.599cm">
          <draw:text-box>
            <text:p text:style-name="P4"><text:span text:style-name="T1">D</text:span></text:p>
          </draw:text-box>
        </draw:frame>
        <draw:custom-shape draw:style-name="gr1" draw:text-style-name="P1" xml:id="id10" draw:id="id10" draw:layer="layout" svg:width="1cm" svg:height="1cm" svg:x="6.3cm" svg:y="13.0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1cm" svg:height="1cm" svg:x="7.3cm" svg:y="13.0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6cm" svg:height="1cm" svg:x="8.3cm" svg:y="13.023cm">
          <text:p text:style-name="P2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1cm" svg:height="1cm" svg:x="11.9cm" svg:y="13.0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21.7cm" svg:y="1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2.313cm" svg:height="1.1cm" svg:x="8.4cm" svg:y="14.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3" draw:layer="layout" svg:width="0.9cm" svg:height="0.962cm" svg:x="6.4cm" svg:y="14.2cm">
          <draw:text-box>
            <text:p>1</text:p>
          </draw:text-box>
        </draw:frame>
        <draw:frame draw:style-name="gr4" draw:text-style-name="P5" draw:layer="layout" svg:width="0.9cm" svg:height="0.962cm" svg:x="11.9cm" svg:y="14.2cm">
          <draw:text-box>
            <text:p text:style-name="P4"><text:span text:style-name="T1">D</text:span></text:p>
          </draw:text-box>
        </draw:frame>
        <draw:custom-shape draw:style-name="gr1" draw:text-style-name="P1" xml:id="id7" draw:id="id7" draw:layer="layout" svg:width="1cm" svg:height="1cm" svg:x="16cm" svg:y="5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" draw:id="id2" draw:layer="layout" svg:width="3.3cm" svg:height="1.868cm" svg:x="3.6cm" svg:y="8.9cm">
          <draw:glue-point draw:id="10" svg:x="-2.931cm" svg:y="-5cm"/>
          <draw:glue-point draw:id="11" svg:x="2.931cm" svg:y="-5cm"/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2.311cm" svg:height="0.709cm" svg:x="4.074cm" svg:y="9.01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6" draw:text-style-name="P1" draw:layer="layout" draw:type="line" svg:x1="3.1cm" svg:y1="6.5cm" svg:x2="4.283cm" svg:y2="8.9cm" draw:start-shape="id1" draw:start-glue-point="2" draw:end-shape="id2" draw:end-glue-point="10" svg:d="M3100 6500l1183 2400" svg:viewBox="0 0 1184 2401">
          <text:p text:style-name="P2"/>
        </draw:connector>
        <draw:connector draw:style-name="gr7" draw:text-style-name="P1" draw:layer="layout" draw:type="line" svg:x1="10.9cm" svg:y1="6.499cm" svg:x2="6.217cm" svg:y2="8.9cm" draw:start-shape="id3" draw:start-glue-point="2" draw:end-shape="id2" draw:end-glue-point="11" svg:d="M10900 6499l-4683 2401" svg:viewBox="0 0 4684 2402">
          <text:p/>
        </draw:connector>
        <draw:connector draw:style-name="gr6" draw:text-style-name="P1" draw:layer="layout" draw:type="line" svg:x1="4.1cm" svg:y1="6.5cm" svg:x2="7.983cm" svg:y2="8.9cm" draw:start-shape="id4" draw:start-glue-point="2" draw:end-shape="id5" draw:end-glue-point="10" svg:d="M4100 6500l3883 2400" svg:viewBox="0 0 3884 2401">
          <text:p/>
        </draw:connector>
        <draw:connector draw:style-name="gr6" draw:text-style-name="P1" draw:layer="layout" draw:type="line" svg:x1="11.9cm" svg:y1="6.499cm" svg:x2="9.917cm" svg:y2="8.9cm" draw:start-shape="id6" draw:end-shape="id5" draw:end-glue-point="11" svg:d="M11900 6499l-1983 2401" svg:viewBox="0 0 1984 2402">
          <text:p/>
        </draw:connector>
        <draw:connector draw:style-name="gr6" draw:text-style-name="P1" draw:layer="layout" draw:type="line" svg:x1="16.5cm" svg:y1="6.498cm" svg:x2="15.117cm" svg:y2="8.932cm" draw:start-shape="id7" draw:start-glue-point="2" draw:end-shape="id8" draw:end-glue-point="11" svg:d="M16500 6498l-1383 2434" svg:viewBox="0 0 1384 2435">
          <text:p/>
        </draw:connector>
        <draw:connector draw:style-name="gr6" draw:text-style-name="P1" draw:layer="layout" draw:type="line" svg:x1="8.7cm" svg:y1="6.5cm" svg:x2="13.183cm" svg:y2="8.932cm" draw:start-shape="id9" draw:start-glue-point="2" draw:end-shape="id8" draw:end-glue-point="10" svg:d="M8700 6500l4483 2432" svg:viewBox="0 0 4484 2433">
          <text:p/>
        </draw:connector>
        <draw:custom-shape draw:style-name="gr5" draw:text-style-name="P1" xml:id="id5" draw:id="id5" draw:layer="layout" svg:width="3.3cm" svg:height="1.868cm" svg:x="7.3cm" svg:y="8.9cm">
          <draw:glue-point draw:id="10" svg:x="-2.931cm" svg:y="-5cm"/>
          <draw:glue-point draw:id="11" svg:x="2.931cm" svg:y="-5cm"/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2.311cm" svg:height="0.709cm" svg:x="7.774cm" svg:y="9.01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5" draw:text-style-name="P1" xml:id="id8" draw:id="id8" draw:layer="layout" svg:width="3.3cm" svg:height="1.868cm" svg:x="12.5cm" svg:y="8.932cm">
          <draw:glue-point draw:id="10" svg:x="-2.931cm" svg:y="-5cm"/>
          <draw:glue-point draw:id="11" svg:x="2.931cm" svg:y="-5cm"/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2.311cm" svg:height="0.709cm" svg:x="12.974cm" svg:y="9.04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7" draw:text-style-name="P1" draw:layer="layout" draw:type="curve" svg:x1="5.25cm" svg:y1="10.768cm" svg:x2="6.8cm" svg:y2="13.023cm" draw:start-shape="id2" draw:start-glue-point="4" draw:end-shape="id10" draw:end-glue-point="0" svg:d="M5250 10768c0 1692 1550 565 1550 2255" svg:viewBox="0 0 1551 2256">
          <text:p/>
        </draw:connector>
        <draw:connector draw:style-name="gr7" draw:text-style-name="P1" draw:layer="layout" draw:type="curve" svg:x1="8.95cm" svg:y1="10.768cm" svg:x2="7.8cm" svg:y2="13.023cm" draw:start-shape="id5" draw:start-glue-point="4" draw:end-shape="id11" draw:end-glue-point="0" svg:d="M8950 10768c0 1692-1150 565-1150 2255" svg:viewBox="0 0 1151 2256">
          <text:p/>
        </draw:connector>
        <draw:connector draw:style-name="gr7" draw:text-style-name="P1" draw:layer="layout" draw:type="curve" svg:x1="14.15cm" svg:y1="10.8cm" svg:x2="12.4cm" svg:y2="13.023cm" draw:start-shape="id8" draw:start-glue-point="4" draw:end-shape="id12" draw:end-glue-point="0" svg:d="M14150 10800c0 1668-1750 557-1750 2223" svg:viewBox="0 0 1751 2224">
          <text:p/>
        </draw:connector>
        <draw:frame draw:style-name="gr8" draw:text-style-name="P3" draw:layer="layout" svg:width="1.4cm" svg:height="1.2cm" svg:x="11.1cm" svg:y="9.2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16:46:14.332000000</meta:creation-date>
    <dc:date>2017-01-17T17:42:43.379000000</dc:date>
    <meta:editing-duration>PT4M25S</meta:editing-duration>
    <meta:editing-cycles>2</meta:editing-cycles>
    <meta:generator>LibreOffice/5.2.4.2$Windows_X86_64 LibreOffice_project/3d5603e1122f0f102b62521720ab13a38a4e0eb0</meta:generator>
    <meta:document-statistic meta:object-count="40"/>
  </office:meta>
</office:document-meta>
</file>

<file path=Object 1/content.xml><?xml version="1.0" encoding="utf-8"?>
<math xmlns="http://www.w3.org/1998/Math/MathML" display="block">
  <semantics>
    <mrow>
      <msub>
        <mi>R</mi>
        <mn>1</mn>
      </msub>
      <mrow>
        <mo fence="true" stretchy="false">(</mo>
        <mrow>
          <mi>g</mi>
        </mrow>
        <mo fence="true" stretchy="false">)</mo>
      </mrow>
    </mrow>
    <annotation encoding="StarMath 5.0">R_1( g )</annotation>
  </semantics>
</math>
</file>

<file path=Object 2/content.xml><?xml version="1.0" encoding="utf-8"?>
<math xmlns="http://www.w3.org/1998/Math/MathML" display="block">
  <semantics>
    <mrow>
      <msub>
        <mi>R</mi>
        <mn>2</mn>
      </msub>
      <mrow>
        <mo fence="true" stretchy="false">(</mo>
        <mrow>
          <mi>g</mi>
        </mrow>
        <mo fence="true" stretchy="false">)</mo>
      </mrow>
    </mrow>
    <annotation encoding="StarMath 5.0">R_2( g )</annotation>
  </semantics>
</math>
</file>

<file path=Object 3/content.xml><?xml version="1.0" encoding="utf-8"?>
<math xmlns="http://www.w3.org/1998/Math/MathML" display="block">
  <semantics>
    <mrow>
      <msub>
        <mi>R</mi>
        <mn>3</mn>
      </msub>
      <mrow>
        <mo fence="true" stretchy="false">(</mo>
        <mrow>
          <mi>g</mi>
        </mrow>
        <mo fence="true" stretchy="false">)</mo>
      </mrow>
    </mrow>
    <annotation encoding="StarMath 5.0">R_3( g )</annotation>
  </semantics>
</math>
</file>

<file path=Object 4/content.xml><?xml version="1.0" encoding="utf-8"?>
<math xmlns="http://www.w3.org/1998/Math/MathML" display="block">
  <semantics>
    <mrow>
      <mi>G</mi>
      <mrow>
        <mo fence="true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stretchy="false">)</mo>
      </mrow>
    </mrow>
    <annotation encoding="StarMath 5.0">G( x_1,x_2 )</annotation>
  </semantics>
</math>
</file>

<file path=Object 5/content.xml><?xml version="1.0" encoding="utf-8"?>
<math xmlns="http://www.w3.org/1998/Math/MathML" display="block">
  <semantics>
    <mrow>
      <mi>G</mi>
      <mrow>
        <mo fence="true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stretchy="false">)</mo>
      </mrow>
    </mrow>
    <annotation encoding="StarMath 5.0">G( x_1,x_2 )</annotation>
  </semantics>
</math>
</file>

<file path=Object 6/content.xml><?xml version="1.0" encoding="utf-8"?>
<math xmlns="http://www.w3.org/1998/Math/MathML" display="block">
  <semantics>
    <mrow>
      <mi>G</mi>
      <mrow>
        <mo fence="true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stretchy="false">)</mo>
      </mrow>
    </mrow>
    <annotation encoding="StarMath 5.0">G( x_1,x_2 )</annotation>
  </semantics>
</math>
</file>